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color="#5983b0" loext:opacity="100%" fo:font-size="15pt" fo:font-weight="bold" officeooo:rsid="001c39bc" officeooo:paragraph-rsid="001c39bc" style:font-size-asian="15pt" style:font-weight-asian="bold" style:font-size-complex="15pt" style:font-weight-complex="bold"/>
    </style:style>
    <style:style style:name="P2" style:family="paragraph" style:parent-style-name="normal">
      <style:paragraph-properties fo:margin-top="0cm" fo:margin-bottom="0cm" style:contextual-spacing="false" fo:line-height="100%"/>
      <style:text-properties officeooo:paragraph-rsid="00265dc7"/>
    </style:style>
    <style:style style:name="P3" style:family="paragraph" style:parent-style-name="normal">
      <style:text-properties officeooo:paragraph-rsid="00265dc7"/>
    </style:style>
    <style:style style:name="P4" style:family="paragraph" style:parent-style-name="normal">
      <style:paragraph-properties fo:margin-top="0cm" fo:margin-bottom="0cm" style:contextual-spacing="false"/>
      <style:text-properties officeooo:rsid="002af77f" officeooo:paragraph-rsid="002af77f"/>
    </style:style>
    <style:style style:name="P5" style:family="paragraph" style:parent-style-name="normal">
      <style:paragraph-properties fo:margin-top="0cm" fo:margin-bottom="0cm" style:contextual-spacing="false"/>
      <style:text-properties officeooo:paragraph-rsid="002c9abd"/>
    </style:style>
    <style:style style:name="T1" style:family="text">
      <style:text-properties officeooo:rsid="001ca818"/>
    </style:style>
    <style:style style:name="T2" style:family="text">
      <style:text-properties officeooo:rsid="001e3807"/>
    </style:style>
    <style:style style:name="T3" style:family="text">
      <style:text-properties officeooo:rsid="001fbb81"/>
    </style:style>
    <style:style style:name="T4" style:family="text">
      <style:text-properties officeooo:rsid="00206acd"/>
    </style:style>
    <style:style style:name="T5" style:family="text">
      <style:text-properties officeooo:rsid="002122de"/>
    </style:style>
    <style:style style:name="T6" style:family="text">
      <style:text-properties officeooo:rsid="0022fe9a"/>
    </style:style>
    <style:style style:name="T7" style:family="text">
      <style:text-properties officeooo:rsid="00247fd7"/>
    </style:style>
    <style:style style:name="T8" style:family="text">
      <style:text-properties officeooo:rsid="00265dc7"/>
    </style:style>
    <style:style style:name="T9" style:family="text">
      <style:text-properties officeooo:rsid="00289289"/>
    </style:style>
    <style:style style:name="T10" style:family="text">
      <style:text-properties style:text-position="super 58%" officeooo:rsid="00289289"/>
    </style:style>
    <style:style style:name="T11" style:family="text">
      <style:text-properties officeooo:rsid="00299e54"/>
    </style:style>
    <style:style style:name="T12" style:family="text">
      <style:text-properties officeooo:rsid="002af77f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ca818"/>
    </style:style>
    <style:style style:name="T15" style:family="text">
      <style:text-properties officeooo:rsid="002b060f"/>
    </style:style>
    <style:style style:name="T16" style:family="text">
      <style:text-properties officeooo:rsid="002c9abd"/>
    </style:style>
    <style:style style:name="T17" style:family="text">
      <style:text-properties fo:color="#000000" loext:opacity="100%" style:font-name="Calibri" fo:letter-spacing="normal"/>
    </style:style>
    <style:style style:name="T18" style:family="text">
      <style:text-properties officeooo:rsid="002e38b3"/>
    </style:style>
    <style:style style:name="T19" style:family="text">
      <style:text-properties officeooo:rsid="00321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IVAMANI MADHANA</text:p>
      <text:p text:style-name="normal">Email:<text:span text:style-name="T1">shivamanimadhana</text:span><text:span text:style-name="T12">001@gmail.com</text:span> | Phone: +91-<text:span text:style-name="T1">7569792004</text:span> | LinkedIn: <text:span text:style-name="T13">linkedin.com/in/</text:span><text:span text:style-name="T14">Shivamani Madhana</text:span></text:p>
      <text:p text:style-name="Heading_20_2">Objective</text:p>
      <text:p text:style-name="normal">A highly motivated and detail-oriented Computer Science Graduate seeking an entry-level position to apply my knowledge in <text:span text:style-name="T2">full-stack web</text:span> development and contribute to innovative projects.</text:p>
      <text:p text:style-name="Heading_20_2">Skills</text:p>
      <text:p text:style-name="normal">- Programming Languages: Python, Java, <text:span text:style-name="T3">c</text:span><text:line-break/>- Tools &amp; Technologies: SQL, HTML/CSS, JavaScript,<text:span text:style-name="T3">PHP,</text:span><text:span text:style-name="T5">J</text:span><text:span text:style-name="T9">SP</text:span><text:span text:style-name="T5">,</text:span><text:span text:style-name="T9">Git &amp; GitHub</text:span><text:line-break/>- Soft Skills: Teamwork, Problem-solving, Communication, <text:span text:style-name="T3">Time management</text:span></text:p>
      <text:p text:style-name="Heading_20_2">Education</text:p>
      <text:p text:style-name="normal">Bachelor of Technology in Computer Science <text:span text:style-name="T3">and Engineering</text:span><text:line-break/><text:span text:style-name="T3">Rajiv Gandhi University of Knowledge Technologies</text:span>, <text:span text:style-name="T4">Basar</text:span><text:line-break/>Graduation Year: <text:span text:style-name="T4">2026</text:span><text:line-break/>Relevant Coursework: Data Structures <text:span text:style-name="T9">&amp; </text:span>Algorithms, Database Management Systems</text:p>
      <text:p text:style-name="Heading_20_2">Projects</text:p>
      <text:p text:style-name="normal"><text:span text:style-name="T6">code club management system</text:span><text:line-break/>- Description: <text:span text:style-name="T12">A real time web site through which our college students can attend the coding &amp; quiz competitions organized by code club.</text:span><text:line-break/>- Tools Used: <text:span text:style-name="T6">HTML,CSS,PHP,</text:span> MySQL,<text:span text:style-name="T6">Java scrip</text:span><text:span text:style-name="T7">t</text:span></text:p>
      <text:p text:style-name="P4">News App<text:span text:style-name="T18">lication</text:span></text:p>
      <text:p text:style-name="P4">-Description: The News Application is a responsive web platform that aggregates news using a third-party API, enabling users to explore real-time content categorized into sections like Business, Health, Entertainment, etc.</text:p>
      <text:p text:style-name="P5"><text:span text:style-name="T12">-</text:span><text:span text:style-name="T15">Tools Used: </text:span><text:span text:style-name="T16">Front-end (</text:span><text:span text:style-name="T15">React.js, Axios , Tailwind </text:span><text:span text:style-name="T16">CSS), News API, </text:span><text:span text:style-name="T17">Rapid API</text:span></text:p>
      <text:p text:style-name="Heading_20_2">Certifications</text:p>
      <text:p text:style-name="P2">- <text:s/><text:span text:style-name="T6">Introduction <text:s/>to HTML/CSS</text:span>– <text:span text:style-name="T6">Code Chef</text:span> (<text:span text:style-name="T6">2022)</text:span></text:p>
      <text:p text:style-name="P3">- <text:s/><text:span text:style-name="T8">Java Object-Oriented Programming – Linked in(2025)</text:span></text:p>
      <text:p text:style-name="Heading_20_2">Achievements</text:p>
      <text:p text:style-name="normal">- <text:span text:style-name="T8">Secured 21</text:span><text:span text:style-name="T10">st</text:span><text:span text:style-name="T9"> </text:span><text:span text:style-name="T8"><text:s/>position in Chess </text:span><text:span text:style-name="T11">c</text:span><text:span text:style-name="T8">ompetition </text:span><text:span text:style-name="T11">o</text:span><text:span text:style-name="T8">rganized by Chess Network</text:span><text:line-break/>- <text:span text:style-name="T9">Secured 5</text:span><text:span text:style-name="T10">th</text:span><text:span text:style-name="T9"> rank in </text:span><text:span text:style-name="T11">Telangana state model school entrance test</text:span></text:p>
      <text:p text:style-name="Heading_20_2"><text:soft-page-break/>Extracurricular Activities</text:p>
      <text:p text:style-name="normal">- <text:span text:style-name="T4">Sketching &amp; Painting</text:span>: <text:span text:style-name="T4">I draw potraits and make paintings. </text:span><text:line-break/>- <text:span text:style-name="T4">writing</text:span>: <text:span text:style-name="T4">I write different themed stori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Cambria1" style:font-size-asian="11pt" style:language-asian="zh" style:country-asian="CN" style:font-name-complex="Cambr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Cambria1" style:font-size-asian="11pt" style:language-asian="zh" style:country-asian="CN" style:font-name-complex="Cambr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cm" style:contextual-spacing="false" fo:line-height="100%" fo:keep-together="always" fo:keep-with-next="always"/>
      <style:text-properties fo:color="#366091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243f61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cm" style:contextual-spacing="false" fo:line-height="100%" fo:keep-together="always" fo:keep-with-next="always"/>
      <style:text-properties fo:color="#243f61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text-properties fo:color="#4f81bd" loext:opacity="100%" style:font-name="Calibri" fo:font-family="Calibri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c__20_2_20_Content_20_over_20_Content_7e_LT_7e_Gliederung_20_1" style:display-name="Title, 2 Content over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over_20_Content_7e_LT_7e_Gliederung_20_2" style:display-name="Title, 2 Content over Content~LT~Gliederung 2" style:family="paragraph" style:parent-style-name="Title_2c__20_2_20_Content_20_over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20_over_20_Content_7e_LT_7e_Gliederung_20_3" style:display-name="Title, 2 Content over Content~LT~Gliederung 3" style:family="paragraph" style:parent-style-name="Title_2c__20_2_20_Content_20_over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20_over_20_Content_7e_LT_7e_Gliederung_20_4" style:display-name="Title, 2 Content over Content~LT~Gliederung 4" style:family="paragraph" style:parent-style-name="Title_2c__20_2_20_Content_20_over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Gliederung_20_5" style:display-name="Title, 2 Content over Content~LT~Gliederung 5" style:family="paragraph" style:parent-style-name="Title_2c__20_2_20_Content_20_over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Gliederung_20_6" style:display-name="Title, 2 Content over Content~LT~Gliederung 6" style:family="paragraph" style:parent-style-name="Title_2c__20_2_20_Content_20_over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Gliederung_20_7" style:display-name="Title, 2 Content over Content~LT~Gliederung 7" style:family="paragraph" style:parent-style-name="Title_2c__20_2_20_Content_20_over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Gliederung_20_8" style:display-name="Title, 2 Content over Content~LT~Gliederung 8" style:family="paragraph" style:parent-style-name="Title_2c__20_2_20_Content_20_over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Gliederung_20_9" style:display-name="Title, 2 Content over Content~LT~Gliederung 9" style:family="paragraph" style:parent-style-name="Title_2c__20_2_20_Content_20_over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over_20_Content_7e_LT_7e_Titel" style:display-name="Title, 2 Content over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over_20_Content_7e_LT_7e_Untertitel" style:display-name="Title, 2 Content over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over_20_Content_7e_LT_7e_Notizen" style:display-name="Title, 2 Content over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over_20_Content_7e_LT_7e_Hintergrundobjekte" style:display-name="Title, 2 Content over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2_20_Content_20_over_20_Content_7e_LT_7e_Hintergrund" style:display-name="Title, 2 Content over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1" style:display-name="Title, Content over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20_over_20_Content_7e_LT_7e_Gliederung_20_2" style:display-name="Title, Content over Content~LT~Gliederung 2" style:family="paragraph" style:parent-style-name="Title_2c__20_Content_20_over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20_over_20_Content_7e_LT_7e_Gliederung_20_3" style:display-name="Title, Content over Content~LT~Gliederung 3" style:family="paragraph" style:parent-style-name="Title_2c__20_Content_20_over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20_over_20_Content_7e_LT_7e_Gliederung_20_4" style:display-name="Title, Content over Content~LT~Gliederung 4" style:family="paragraph" style:parent-style-name="Title_2c__20_Content_20_over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5" style:display-name="Title, Content over Content~LT~Gliederung 5" style:family="paragraph" style:parent-style-name="Title_2c__20_Content_20_over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6" style:display-name="Title, Content over Content~LT~Gliederung 6" style:family="paragraph" style:parent-style-name="Title_2c__20_Content_20_over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7" style:display-name="Title, Content over Content~LT~Gliederung 7" style:family="paragraph" style:parent-style-name="Title_2c__20_Content_20_over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8" style:display-name="Title, Content over Content~LT~Gliederung 8" style:family="paragraph" style:parent-style-name="Title_2c__20_Content_20_over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Gliederung_20_9" style:display-name="Title, Content over Content~LT~Gliederung 9" style:family="paragraph" style:parent-style-name="Title_2c__20_Content_20_over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20_over_20_Content_7e_LT_7e_Titel" style:display-name="Title, Content over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20_over_20_Content_7e_LT_7e_Untertitel" style:display-name="Title, Content over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20_over_20_Content_7e_LT_7e_Notizen" style:display-name="Title, Content over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20_over_20_Content_7e_LT_7e_Hintergrundobjekte" style:display-name="Title, Content over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Content_20_over_20_Content_7e_LT_7e_Hintergrund" style:display-name="Title, Content over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4_20_Content_7e_LT_7e_Gliederung_20_1" style:display-name="Title, 4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4_20_Content_7e_LT_7e_Gliederung_20_2" style:display-name="Title, 4 Content~LT~Gliederung 2" style:family="paragraph" style:parent-style-name="Title_2c__20_4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4_20_Content_7e_LT_7e_Gliederung_20_3" style:display-name="Title, 4 Content~LT~Gliederung 3" style:family="paragraph" style:parent-style-name="Title_2c__20_4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4_20_Content_7e_LT_7e_Gliederung_20_4" style:display-name="Title, 4 Content~LT~Gliederung 4" style:family="paragraph" style:parent-style-name="Title_2c__20_4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Gliederung_20_5" style:display-name="Title, 4 Content~LT~Gliederung 5" style:family="paragraph" style:parent-style-name="Title_2c__20_4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Gliederung_20_6" style:display-name="Title, 4 Content~LT~Gliederung 6" style:family="paragraph" style:parent-style-name="Title_2c__20_4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Gliederung_20_7" style:display-name="Title, 4 Content~LT~Gliederung 7" style:family="paragraph" style:parent-style-name="Title_2c__20_4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Gliederung_20_8" style:display-name="Title, 4 Content~LT~Gliederung 8" style:family="paragraph" style:parent-style-name="Title_2c__20_4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Gliederung_20_9" style:display-name="Title, 4 Content~LT~Gliederung 9" style:family="paragraph" style:parent-style-name="Title_2c__20_4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4_20_Content_7e_LT_7e_Titel" style:display-name="Title, 4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4_20_Content_7e_LT_7e_Untertitel" style:display-name="Title, 4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4_20_Content_7e_LT_7e_Notizen" style:display-name="Title, 4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4_20_Content_7e_LT_7e_Hintergrundobjekte" style:display-name="Title, 4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4_20_Content_7e_LT_7e_Hintergrund" style:display-name="Title, 4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6_20_Content_7e_LT_7e_Gliederung_20_1" style:display-name="Title, 6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6_20_Content_7e_LT_7e_Gliederung_20_2" style:display-name="Title, 6 Content~LT~Gliederung 2" style:family="paragraph" style:parent-style-name="Title_2c__20_6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6_20_Content_7e_LT_7e_Gliederung_20_3" style:display-name="Title, 6 Content~LT~Gliederung 3" style:family="paragraph" style:parent-style-name="Title_2c__20_6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6_20_Content_7e_LT_7e_Gliederung_20_4" style:display-name="Title, 6 Content~LT~Gliederung 4" style:family="paragraph" style:parent-style-name="Title_2c__20_6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Gliederung_20_5" style:display-name="Title, 6 Content~LT~Gliederung 5" style:family="paragraph" style:parent-style-name="Title_2c__20_6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Gliederung_20_6" style:display-name="Title, 6 Content~LT~Gliederung 6" style:family="paragraph" style:parent-style-name="Title_2c__20_6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Gliederung_20_7" style:display-name="Title, 6 Content~LT~Gliederung 7" style:family="paragraph" style:parent-style-name="Title_2c__20_6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Gliederung_20_8" style:display-name="Title, 6 Content~LT~Gliederung 8" style:family="paragraph" style:parent-style-name="Title_2c__20_6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Gliederung_20_9" style:display-name="Title, 6 Content~LT~Gliederung 9" style:family="paragraph" style:parent-style-name="Title_2c__20_6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6_20_Content_7e_LT_7e_Titel" style:display-name="Title, 6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6_20_Content_7e_LT_7e_Untertitel" style:display-name="Title, 6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6_20_Content_7e_LT_7e_Notizen" style:display-name="Title, 6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6_20_Content_7e_LT_7e_Hintergrundobjekte" style:display-name="Title, 6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6_20_Content_7e_LT_7e_Hintergrund" style:display-name="Title, 6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Content_7e_LT_7e_Gliederung_20_1" style:display-name="Title,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entered_20_Text_7e_LT_7e_Gliederung_20_1" style:display-name="Centered 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entered_20_Text_7e_LT_7e_Gliederung_20_2" style:display-name="Centered Text~LT~Gliederung 2" style:family="paragraph" style:parent-style-name="Centered_20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entered_20_Text_7e_LT_7e_Gliederung_20_3" style:display-name="Centered Text~LT~Gliederung 3" style:family="paragraph" style:parent-style-name="Centered_20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entered_20_Text_7e_LT_7e_Gliederung_20_4" style:display-name="Centered Text~LT~Gliederung 4" style:family="paragraph" style:parent-style-name="Centered_20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Gliederung_20_5" style:display-name="Centered Text~LT~Gliederung 5" style:family="paragraph" style:parent-style-name="Centered_20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Gliederung_20_6" style:display-name="Centered Text~LT~Gliederung 6" style:family="paragraph" style:parent-style-name="Centered_20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Gliederung_20_7" style:display-name="Centered Text~LT~Gliederung 7" style:family="paragraph" style:parent-style-name="Centered_20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Gliederung_20_8" style:display-name="Centered Text~LT~Gliederung 8" style:family="paragraph" style:parent-style-name="Centered_20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Gliederung_20_9" style:display-name="Centered Text~LT~Gliederung 9" style:family="paragraph" style:parent-style-name="Centered_20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entered_20_Text_7e_LT_7e_Titel" style:display-name="Centered 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entered_20_Text_7e_LT_7e_Untertitel" style:display-name="Centered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entered_20_Text_7e_LT_7e_Notizen" style:display-name="Centered 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entered_20_Text_7e_LT_7e_Hintergrundobjekte" style:display-name="Centere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entered_20_Text_7e_LT_7e_Hintergrund" style:display-name="Centere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2_20_Content_20_and_20_Content_7e_LT_7e_Gliederung_20_1" style:display-name="Title, 2 Content and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and_20_Content_7e_LT_7e_Gliederung_20_2" style:display-name="Title, 2 Content and Content~LT~Gliederung 2" style:family="paragraph" style:parent-style-name="Title_2c__20_2_20_Content_20_and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20_and_20_Content_7e_LT_7e_Gliederung_20_3" style:display-name="Title, 2 Content and Content~LT~Gliederung 3" style:family="paragraph" style:parent-style-name="Title_2c__20_2_20_Content_20_and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20_and_20_Content_7e_LT_7e_Gliederung_20_4" style:display-name="Title, 2 Content and Content~LT~Gliederung 4" style:family="paragraph" style:parent-style-name="Title_2c__20_2_20_Content_20_and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Gliederung_20_5" style:display-name="Title, 2 Content and Content~LT~Gliederung 5" style:family="paragraph" style:parent-style-name="Title_2c__20_2_20_Content_20_and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Gliederung_20_6" style:display-name="Title, 2 Content and Content~LT~Gliederung 6" style:family="paragraph" style:parent-style-name="Title_2c__20_2_20_Content_20_and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Gliederung_20_7" style:display-name="Title, 2 Content and Content~LT~Gliederung 7" style:family="paragraph" style:parent-style-name="Title_2c__20_2_20_Content_20_and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Gliederung_20_8" style:display-name="Title, 2 Content and Content~LT~Gliederung 8" style:family="paragraph" style:parent-style-name="Title_2c__20_2_20_Content_20_and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Gliederung_20_9" style:display-name="Title, 2 Content and Content~LT~Gliederung 9" style:family="paragraph" style:parent-style-name="Title_2c__20_2_20_Content_20_and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20_and_20_Content_7e_LT_7e_Titel" style:display-name="Title, 2 Content and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and_20_Content_7e_LT_7e_Untertitel" style:display-name="Title, 2 Content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and_20_Content_7e_LT_7e_Notizen" style:display-name="Title, 2 Content and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c__20_2_20_Content_20_and_20_Content_7e_LT_7e_Hintergrundobjekte" style:display-name="Title, 2 Content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c__20_2_20_Content_20_and_20_Content_7e_LT_7e_Hintergrund" style:display-name="Title, 2 Content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Content_20_and_20_2_20_Content_7e_LT_7e_Gliederung_20_1" style:display-name="Title Content and 2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Content_20_and_20_2_20_Content_7e_LT_7e_Gliederung_20_2" style:display-name="Title Content and 2 Content~LT~Gliederung 2" style:family="paragraph" style:parent-style-name="Title_20_Content_20_and_20_2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Content_20_and_20_2_20_Content_7e_LT_7e_Gliederung_20_3" style:display-name="Title Content and 2 Content~LT~Gliederung 3" style:family="paragraph" style:parent-style-name="Title_20_Content_20_and_20_2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Content_20_and_20_2_20_Content_7e_LT_7e_Gliederung_20_4" style:display-name="Title Content and 2 Content~LT~Gliederung 4" style:family="paragraph" style:parent-style-name="Title_20_Content_20_and_20_2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Gliederung_20_5" style:display-name="Title Content and 2 Content~LT~Gliederung 5" style:family="paragraph" style:parent-style-name="Title_20_Content_20_and_20_2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Gliederung_20_6" style:display-name="Title Content and 2 Content~LT~Gliederung 6" style:family="paragraph" style:parent-style-name="Title_20_Content_20_and_20_2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Gliederung_20_7" style:display-name="Title Content and 2 Content~LT~Gliederung 7" style:family="paragraph" style:parent-style-name="Title_20_Content_20_and_20_2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Gliederung_20_8" style:display-name="Title Content and 2 Content~LT~Gliederung 8" style:family="paragraph" style:parent-style-name="Title_20_Content_20_and_20_2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Gliederung_20_9" style:display-name="Title Content and 2 Content~LT~Gliederung 9" style:family="paragraph" style:parent-style-name="Title_20_Content_20_and_20_2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and_20_2_20_Content_7e_LT_7e_Titel" style:display-name="Title Content and 2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Content_20_and_20_2_20_Content_7e_LT_7e_Untertitel" style:display-name="Title Content and 2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Content_20_and_20_2_20_Content_7e_LT_7e_Notizen" style:display-name="Title Content and 2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Content_20_and_20_2_20_Content_7e_LT_7e_Hintergrundobjekte" style:display-name="Title Content and 2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Content_20_and_20_2_20_Content_7e_LT_7e_Hintergrund" style:display-name="Title Content and 2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4_7e_LT_7e_Gliederung_20_1" style:display-name="Default 1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4_7e_LT_7e_Gliederung_20_2" style:display-name="Default 14~LT~Gliederung 2" style:family="paragraph" style:parent-style-name="Default_20_1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4_7e_LT_7e_Gliederung_20_3" style:display-name="Default 14~LT~Gliederung 3" style:family="paragraph" style:parent-style-name="Default_20_1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4_7e_LT_7e_Gliederung_20_4" style:display-name="Default 14~LT~Gliederung 4" style:family="paragraph" style:parent-style-name="Default_20_1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5" style:display-name="Default 14~LT~Gliederung 5" style:family="paragraph" style:parent-style-name="Default_20_1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6" style:display-name="Default 14~LT~Gliederung 6" style:family="paragraph" style:parent-style-name="Default_20_1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7" style:display-name="Default 14~LT~Gliederung 7" style:family="paragraph" style:parent-style-name="Default_20_1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8" style:display-name="Default 14~LT~Gliederung 8" style:family="paragraph" style:parent-style-name="Default_20_1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9" style:display-name="Default 14~LT~Gliederung 9" style:family="paragraph" style:parent-style-name="Default_20_1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Titel" style:display-name="Default 1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4_7e_LT_7e_Untertitel" style:display-name="Default 1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4_7e_LT_7e_Notizen" style:display-name="Default 1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4_7e_LT_7e_Hintergrundobjekte" style:display-name="Default 1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4_7e_LT_7e_Hintergrund" style:display-name="Default 1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5_7e_LT_7e_Gliederung_20_1" style:display-name="Default 1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5_7e_LT_7e_Gliederung_20_2" style:display-name="Default 15~LT~Gliederung 2" style:family="paragraph" style:parent-style-name="Default_20_1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5_7e_LT_7e_Gliederung_20_3" style:display-name="Default 15~LT~Gliederung 3" style:family="paragraph" style:parent-style-name="Default_20_1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5_7e_LT_7e_Gliederung_20_4" style:display-name="Default 15~LT~Gliederung 4" style:family="paragraph" style:parent-style-name="Default_20_1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Gliederung_20_5" style:display-name="Default 15~LT~Gliederung 5" style:family="paragraph" style:parent-style-name="Default_20_1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Gliederung_20_6" style:display-name="Default 15~LT~Gliederung 6" style:family="paragraph" style:parent-style-name="Default_20_1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Gliederung_20_7" style:display-name="Default 15~LT~Gliederung 7" style:family="paragraph" style:parent-style-name="Default_20_1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Gliederung_20_8" style:display-name="Default 15~LT~Gliederung 8" style:family="paragraph" style:parent-style-name="Default_20_1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Gliederung_20_9" style:display-name="Default 15~LT~Gliederung 9" style:family="paragraph" style:parent-style-name="Default_20_1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5_7e_LT_7e_Titel" style:display-name="Default 1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5_7e_LT_7e_Untertitel" style:display-name="Default 1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5_7e_LT_7e_Notizen" style:display-name="Default 1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5_7e_LT_7e_Hintergrundobjekte" style:display-name="Default 1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5_7e_LT_7e_Hintergrund" style:display-name="Default 15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6_7e_LT_7e_Gliederung_20_1" style:display-name="Default 1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6_7e_LT_7e_Gliederung_20_2" style:display-name="Default 16~LT~Gliederung 2" style:family="paragraph" style:parent-style-name="Default_20_1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6_7e_LT_7e_Gliederung_20_3" style:display-name="Default 16~LT~Gliederung 3" style:family="paragraph" style:parent-style-name="Default_20_1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6_7e_LT_7e_Gliederung_20_4" style:display-name="Default 16~LT~Gliederung 4" style:family="paragraph" style:parent-style-name="Default_20_1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Gliederung_20_5" style:display-name="Default 16~LT~Gliederung 5" style:family="paragraph" style:parent-style-name="Default_20_1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Gliederung_20_6" style:display-name="Default 16~LT~Gliederung 6" style:family="paragraph" style:parent-style-name="Default_20_1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Gliederung_20_7" style:display-name="Default 16~LT~Gliederung 7" style:family="paragraph" style:parent-style-name="Default_20_1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Gliederung_20_8" style:display-name="Default 16~LT~Gliederung 8" style:family="paragraph" style:parent-style-name="Default_20_1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Gliederung_20_9" style:display-name="Default 16~LT~Gliederung 9" style:family="paragraph" style:parent-style-name="Default_20_1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6_7e_LT_7e_Titel" style:display-name="Default 1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6_7e_LT_7e_Untertitel" style:display-name="Default 1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6_7e_LT_7e_Notizen" style:display-name="Default 1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6_7e_LT_7e_Hintergrundobjekte" style:display-name="Default 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6_7e_LT_7e_Hintergrund" style:display-name="Default 1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7_7e_LT_7e_Gliederung_20_1" style:display-name="Default 1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7_7e_LT_7e_Gliederung_20_2" style:display-name="Default 17~LT~Gliederung 2" style:family="paragraph" style:parent-style-name="Default_20_1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7_7e_LT_7e_Gliederung_20_3" style:display-name="Default 17~LT~Gliederung 3" style:family="paragraph" style:parent-style-name="Default_20_1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7_7e_LT_7e_Gliederung_20_4" style:display-name="Default 17~LT~Gliederung 4" style:family="paragraph" style:parent-style-name="Default_20_1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Gliederung_20_5" style:display-name="Default 17~LT~Gliederung 5" style:family="paragraph" style:parent-style-name="Default_20_1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Gliederung_20_6" style:display-name="Default 17~LT~Gliederung 6" style:family="paragraph" style:parent-style-name="Default_20_1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Gliederung_20_7" style:display-name="Default 17~LT~Gliederung 7" style:family="paragraph" style:parent-style-name="Default_20_1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Gliederung_20_8" style:display-name="Default 17~LT~Gliederung 8" style:family="paragraph" style:parent-style-name="Default_20_1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Gliederung_20_9" style:display-name="Default 17~LT~Gliederung 9" style:family="paragraph" style:parent-style-name="Default_20_1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7_7e_LT_7e_Titel" style:display-name="Default 1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7_7e_LT_7e_Untertitel" style:display-name="Default 1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7_7e_LT_7e_Notizen" style:display-name="Default 1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7_7e_LT_7e_Hintergrundobjekte" style:display-name="Default 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7_7e_LT_7e_Hintergrund" style:display-name="Default 17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8_7e_LT_7e_Gliederung_20_1" style:display-name="Default 1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8_7e_LT_7e_Gliederung_20_2" style:display-name="Default 18~LT~Gliederung 2" style:family="paragraph" style:parent-style-name="Default_20_1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8_7e_LT_7e_Gliederung_20_3" style:display-name="Default 18~LT~Gliederung 3" style:family="paragraph" style:parent-style-name="Default_20_1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8_7e_LT_7e_Gliederung_20_4" style:display-name="Default 18~LT~Gliederung 4" style:family="paragraph" style:parent-style-name="Default_20_1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Gliederung_20_5" style:display-name="Default 18~LT~Gliederung 5" style:family="paragraph" style:parent-style-name="Default_20_1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Gliederung_20_6" style:display-name="Default 18~LT~Gliederung 6" style:family="paragraph" style:parent-style-name="Default_20_1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Gliederung_20_7" style:display-name="Default 18~LT~Gliederung 7" style:family="paragraph" style:parent-style-name="Default_20_1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Gliederung_20_8" style:display-name="Default 18~LT~Gliederung 8" style:family="paragraph" style:parent-style-name="Default_20_1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Gliederung_20_9" style:display-name="Default 18~LT~Gliederung 9" style:family="paragraph" style:parent-style-name="Default_20_1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8_7e_LT_7e_Titel" style:display-name="Default 1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8_7e_LT_7e_Untertitel" style:display-name="Default 1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8_7e_LT_7e_Notizen" style:display-name="Default 1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8_7e_LT_7e_Hintergrundobjekte" style:display-name="Default 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8_7e_LT_7e_Hintergrund" style:display-name="Default 18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9_7e_LT_7e_Gliederung_20_1" style:display-name="Default 1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9_7e_LT_7e_Gliederung_20_2" style:display-name="Default 19~LT~Gliederung 2" style:family="paragraph" style:parent-style-name="Default_20_1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9_7e_LT_7e_Gliederung_20_3" style:display-name="Default 19~LT~Gliederung 3" style:family="paragraph" style:parent-style-name="Default_20_1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9_7e_LT_7e_Gliederung_20_4" style:display-name="Default 19~LT~Gliederung 4" style:family="paragraph" style:parent-style-name="Default_20_1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Gliederung_20_5" style:display-name="Default 19~LT~Gliederung 5" style:family="paragraph" style:parent-style-name="Default_20_1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Gliederung_20_6" style:display-name="Default 19~LT~Gliederung 6" style:family="paragraph" style:parent-style-name="Default_20_1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Gliederung_20_7" style:display-name="Default 19~LT~Gliederung 7" style:family="paragraph" style:parent-style-name="Default_20_1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Gliederung_20_8" style:display-name="Default 19~LT~Gliederung 8" style:family="paragraph" style:parent-style-name="Default_20_1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Gliederung_20_9" style:display-name="Default 19~LT~Gliederung 9" style:family="paragraph" style:parent-style-name="Default_20_1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9_7e_LT_7e_Titel" style:display-name="Default 1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9_7e_LT_7e_Untertitel" style:display-name="Default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9_7e_LT_7e_Notizen" style:display-name="Default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19_7e_LT_7e_Hintergrundobjekte" style:display-name="Default 1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19_7e_LT_7e_Hintergrund" style:display-name="Default 19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0_7e_LT_7e_Gliederung_20_1" style:display-name="Default 2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0_7e_LT_7e_Gliederung_20_2" style:display-name="Default 20~LT~Gliederung 2" style:family="paragraph" style:parent-style-name="Default_20_2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0_7e_LT_7e_Gliederung_20_3" style:display-name="Default 20~LT~Gliederung 3" style:family="paragraph" style:parent-style-name="Default_20_2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0_7e_LT_7e_Gliederung_20_4" style:display-name="Default 20~LT~Gliederung 4" style:family="paragraph" style:parent-style-name="Default_20_2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Gliederung_20_5" style:display-name="Default 20~LT~Gliederung 5" style:family="paragraph" style:parent-style-name="Default_20_2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Gliederung_20_6" style:display-name="Default 20~LT~Gliederung 6" style:family="paragraph" style:parent-style-name="Default_20_2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Gliederung_20_7" style:display-name="Default 20~LT~Gliederung 7" style:family="paragraph" style:parent-style-name="Default_20_2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Gliederung_20_8" style:display-name="Default 20~LT~Gliederung 8" style:family="paragraph" style:parent-style-name="Default_20_2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Gliederung_20_9" style:display-name="Default 20~LT~Gliederung 9" style:family="paragraph" style:parent-style-name="Default_20_2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0_7e_LT_7e_Titel" style:display-name="Default 2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0_7e_LT_7e_Untertitel" style:display-name="Default 2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0_7e_LT_7e_Notizen" style:display-name="Default 2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0_7e_LT_7e_Hintergrundobjekte" style:display-name="Default 2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0_7e_LT_7e_Hintergrund" style:display-name="Default 2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1_7e_LT_7e_Gliederung_20_1" style:display-name="Default 2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1_7e_LT_7e_Gliederung_20_2" style:display-name="Default 21~LT~Gliederung 2" style:family="paragraph" style:parent-style-name="Default_20_2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1_7e_LT_7e_Gliederung_20_3" style:display-name="Default 21~LT~Gliederung 3" style:family="paragraph" style:parent-style-name="Default_20_2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1_7e_LT_7e_Gliederung_20_4" style:display-name="Default 21~LT~Gliederung 4" style:family="paragraph" style:parent-style-name="Default_20_2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Gliederung_20_5" style:display-name="Default 21~LT~Gliederung 5" style:family="paragraph" style:parent-style-name="Default_20_2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Gliederung_20_6" style:display-name="Default 21~LT~Gliederung 6" style:family="paragraph" style:parent-style-name="Default_20_2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Gliederung_20_7" style:display-name="Default 21~LT~Gliederung 7" style:family="paragraph" style:parent-style-name="Default_20_2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Gliederung_20_8" style:display-name="Default 21~LT~Gliederung 8" style:family="paragraph" style:parent-style-name="Default_20_2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Gliederung_20_9" style:display-name="Default 21~LT~Gliederung 9" style:family="paragraph" style:parent-style-name="Default_20_2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1_7e_LT_7e_Titel" style:display-name="Default 2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1_7e_LT_7e_Untertitel" style:display-name="Default 2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1_7e_LT_7e_Notizen" style:display-name="Default 2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1_7e_LT_7e_Hintergrundobjekte" style:display-name="Default 2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1_7e_LT_7e_Hintergrund" style:display-name="Default 21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2_7e_LT_7e_Gliederung_20_1" style:display-name="Default 2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2_7e_LT_7e_Gliederung_20_2" style:display-name="Default 22~LT~Gliederung 2" style:family="paragraph" style:parent-style-name="Default_20_2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2_7e_LT_7e_Gliederung_20_3" style:display-name="Default 22~LT~Gliederung 3" style:family="paragraph" style:parent-style-name="Default_20_2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2_7e_LT_7e_Gliederung_20_4" style:display-name="Default 22~LT~Gliederung 4" style:family="paragraph" style:parent-style-name="Default_20_2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Gliederung_20_5" style:display-name="Default 22~LT~Gliederung 5" style:family="paragraph" style:parent-style-name="Default_20_2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Gliederung_20_6" style:display-name="Default 22~LT~Gliederung 6" style:family="paragraph" style:parent-style-name="Default_20_2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Gliederung_20_7" style:display-name="Default 22~LT~Gliederung 7" style:family="paragraph" style:parent-style-name="Default_20_2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Gliederung_20_8" style:display-name="Default 22~LT~Gliederung 8" style:family="paragraph" style:parent-style-name="Default_20_2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Gliederung_20_9" style:display-name="Default 22~LT~Gliederung 9" style:family="paragraph" style:parent-style-name="Default_20_2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2_7e_LT_7e_Titel" style:display-name="Default 2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2_7e_LT_7e_Untertitel" style:display-name="Default 2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2_7e_LT_7e_Notizen" style:display-name="Default 2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2_7e_LT_7e_Hintergrundobjekte" style:display-name="Default 2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2_7e_LT_7e_Hintergrund" style:display-name="Default 2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3_7e_LT_7e_Gliederung_20_1" style:display-name="Default 2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3_7e_LT_7e_Gliederung_20_2" style:display-name="Default 23~LT~Gliederung 2" style:family="paragraph" style:parent-style-name="Default_20_2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3_7e_LT_7e_Gliederung_20_3" style:display-name="Default 23~LT~Gliederung 3" style:family="paragraph" style:parent-style-name="Default_20_2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3_7e_LT_7e_Gliederung_20_4" style:display-name="Default 23~LT~Gliederung 4" style:family="paragraph" style:parent-style-name="Default_20_2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Gliederung_20_5" style:display-name="Default 23~LT~Gliederung 5" style:family="paragraph" style:parent-style-name="Default_20_2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Gliederung_20_6" style:display-name="Default 23~LT~Gliederung 6" style:family="paragraph" style:parent-style-name="Default_20_2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Gliederung_20_7" style:display-name="Default 23~LT~Gliederung 7" style:family="paragraph" style:parent-style-name="Default_20_2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Gliederung_20_8" style:display-name="Default 23~LT~Gliederung 8" style:family="paragraph" style:parent-style-name="Default_20_2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Gliederung_20_9" style:display-name="Default 23~LT~Gliederung 9" style:family="paragraph" style:parent-style-name="Default_20_2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3_7e_LT_7e_Titel" style:display-name="Default 2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3_7e_LT_7e_Untertitel" style:display-name="Default 2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3_7e_LT_7e_Notizen" style:display-name="Default 2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3_7e_LT_7e_Hintergrundobjekte" style:display-name="Default 2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3_7e_LT_7e_Hintergrund" style:display-name="Default 2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4_7e_LT_7e_Gliederung_20_1" style:display-name="Default 2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4_7e_LT_7e_Gliederung_20_2" style:display-name="Default 24~LT~Gliederung 2" style:family="paragraph" style:parent-style-name="Default_20_2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4_7e_LT_7e_Gliederung_20_3" style:display-name="Default 24~LT~Gliederung 3" style:family="paragraph" style:parent-style-name="Default_20_2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4_7e_LT_7e_Gliederung_20_4" style:display-name="Default 24~LT~Gliederung 4" style:family="paragraph" style:parent-style-name="Default_20_2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Gliederung_20_5" style:display-name="Default 24~LT~Gliederung 5" style:family="paragraph" style:parent-style-name="Default_20_2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Gliederung_20_6" style:display-name="Default 24~LT~Gliederung 6" style:family="paragraph" style:parent-style-name="Default_20_2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Gliederung_20_7" style:display-name="Default 24~LT~Gliederung 7" style:family="paragraph" style:parent-style-name="Default_20_2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Gliederung_20_8" style:display-name="Default 24~LT~Gliederung 8" style:family="paragraph" style:parent-style-name="Default_20_2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Gliederung_20_9" style:display-name="Default 24~LT~Gliederung 9" style:family="paragraph" style:parent-style-name="Default_20_2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4_7e_LT_7e_Titel" style:display-name="Default 2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4_7e_LT_7e_Untertitel" style:display-name="Default 2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4_7e_LT_7e_Notizen" style:display-name="Default 2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4_7e_LT_7e_Hintergrundobjekte" style:display-name="Default 2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4_7e_LT_7e_Hintergrund" style:display-name="Default 2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5_7e_LT_7e_Gliederung_20_1" style:display-name="Default 2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5_7e_LT_7e_Gliederung_20_2" style:display-name="Default 25~LT~Gliederung 2" style:family="paragraph" style:parent-style-name="Default_20_2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5_7e_LT_7e_Gliederung_20_3" style:display-name="Default 25~LT~Gliederung 3" style:family="paragraph" style:parent-style-name="Default_20_2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5_7e_LT_7e_Gliederung_20_4" style:display-name="Default 25~LT~Gliederung 4" style:family="paragraph" style:parent-style-name="Default_20_2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Gliederung_20_5" style:display-name="Default 25~LT~Gliederung 5" style:family="paragraph" style:parent-style-name="Default_20_2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Gliederung_20_6" style:display-name="Default 25~LT~Gliederung 6" style:family="paragraph" style:parent-style-name="Default_20_2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Gliederung_20_7" style:display-name="Default 25~LT~Gliederung 7" style:family="paragraph" style:parent-style-name="Default_20_2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Gliederung_20_8" style:display-name="Default 25~LT~Gliederung 8" style:family="paragraph" style:parent-style-name="Default_20_2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Gliederung_20_9" style:display-name="Default 25~LT~Gliederung 9" style:family="paragraph" style:parent-style-name="Default_20_2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5_7e_LT_7e_Titel" style:display-name="Default 2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5_7e_LT_7e_Untertitel" style:display-name="Default 2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5_7e_LT_7e_Notizen" style:display-name="Default 2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5_7e_LT_7e_Hintergrundobjekte" style:display-name="Default 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5_7e_LT_7e_Hintergrund" style:display-name="Default 25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6_7e_LT_7e_Gliederung_20_1" style:display-name="Default 2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6_7e_LT_7e_Gliederung_20_2" style:display-name="Default 26~LT~Gliederung 2" style:family="paragraph" style:parent-style-name="Default_20_2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6_7e_LT_7e_Gliederung_20_3" style:display-name="Default 26~LT~Gliederung 3" style:family="paragraph" style:parent-style-name="Default_20_2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6_7e_LT_7e_Gliederung_20_4" style:display-name="Default 26~LT~Gliederung 4" style:family="paragraph" style:parent-style-name="Default_20_2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Gliederung_20_5" style:display-name="Default 26~LT~Gliederung 5" style:family="paragraph" style:parent-style-name="Default_20_2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Gliederung_20_6" style:display-name="Default 26~LT~Gliederung 6" style:family="paragraph" style:parent-style-name="Default_20_2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Gliederung_20_7" style:display-name="Default 26~LT~Gliederung 7" style:family="paragraph" style:parent-style-name="Default_20_2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Gliederung_20_8" style:display-name="Default 26~LT~Gliederung 8" style:family="paragraph" style:parent-style-name="Default_20_2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Gliederung_20_9" style:display-name="Default 26~LT~Gliederung 9" style:family="paragraph" style:parent-style-name="Default_20_2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6_7e_LT_7e_Titel" style:display-name="Default 2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6_7e_LT_7e_Untertitel" style:display-name="Default 2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6_7e_LT_7e_Notizen" style:display-name="Default 2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6_7e_LT_7e_Hintergrundobjekte" style:display-name="Default 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6_7e_LT_7e_Hintergrund" style:display-name="Default 2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7_7e_LT_7e_Gliederung_20_1" style:display-name="Default 2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7_7e_LT_7e_Gliederung_20_2" style:display-name="Default 27~LT~Gliederung 2" style:family="paragraph" style:parent-style-name="Default_20_2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7_7e_LT_7e_Gliederung_20_3" style:display-name="Default 27~LT~Gliederung 3" style:family="paragraph" style:parent-style-name="Default_20_2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7_7e_LT_7e_Gliederung_20_4" style:display-name="Default 27~LT~Gliederung 4" style:family="paragraph" style:parent-style-name="Default_20_2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Gliederung_20_5" style:display-name="Default 27~LT~Gliederung 5" style:family="paragraph" style:parent-style-name="Default_20_2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Gliederung_20_6" style:display-name="Default 27~LT~Gliederung 6" style:family="paragraph" style:parent-style-name="Default_20_2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Gliederung_20_7" style:display-name="Default 27~LT~Gliederung 7" style:family="paragraph" style:parent-style-name="Default_20_2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Gliederung_20_8" style:display-name="Default 27~LT~Gliederung 8" style:family="paragraph" style:parent-style-name="Default_20_2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Gliederung_20_9" style:display-name="Default 27~LT~Gliederung 9" style:family="paragraph" style:parent-style-name="Default_20_2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7_7e_LT_7e_Titel" style:display-name="Default 2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7_7e_LT_7e_Untertitel" style:display-name="Default 2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7_7e_LT_7e_Notizen" style:display-name="Default 2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7_7e_LT_7e_Hintergrundobjekte" style:display-name="Default 2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7_7e_LT_7e_Hintergrund" style:display-name="Default 27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8_7e_LT_7e_Gliederung_20_1" style:display-name="Default 2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8_7e_LT_7e_Gliederung_20_2" style:display-name="Default 28~LT~Gliederung 2" style:family="paragraph" style:parent-style-name="Default_20_2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8_7e_LT_7e_Gliederung_20_3" style:display-name="Default 28~LT~Gliederung 3" style:family="paragraph" style:parent-style-name="Default_20_2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8_7e_LT_7e_Gliederung_20_4" style:display-name="Default 28~LT~Gliederung 4" style:family="paragraph" style:parent-style-name="Default_20_2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Gliederung_20_5" style:display-name="Default 28~LT~Gliederung 5" style:family="paragraph" style:parent-style-name="Default_20_2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Gliederung_20_6" style:display-name="Default 28~LT~Gliederung 6" style:family="paragraph" style:parent-style-name="Default_20_2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Gliederung_20_7" style:display-name="Default 28~LT~Gliederung 7" style:family="paragraph" style:parent-style-name="Default_20_2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Gliederung_20_8" style:display-name="Default 28~LT~Gliederung 8" style:family="paragraph" style:parent-style-name="Default_20_2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Gliederung_20_9" style:display-name="Default 28~LT~Gliederung 9" style:family="paragraph" style:parent-style-name="Default_20_2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8_7e_LT_7e_Titel" style:display-name="Default 2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8_7e_LT_7e_Untertitel" style:display-name="Default 2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8_7e_LT_7e_Notizen" style:display-name="Default 2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8_7e_LT_7e_Hintergrundobjekte" style:display-name="Default 2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8_7e_LT_7e_Hintergrund" style:display-name="Default 28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9_7e_LT_7e_Gliederung_20_1" style:display-name="Default 2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9_7e_LT_7e_Gliederung_20_2" style:display-name="Default 29~LT~Gliederung 2" style:family="paragraph" style:parent-style-name="Default_20_2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9_7e_LT_7e_Gliederung_20_3" style:display-name="Default 29~LT~Gliederung 3" style:family="paragraph" style:parent-style-name="Default_20_2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9_7e_LT_7e_Gliederung_20_4" style:display-name="Default 29~LT~Gliederung 4" style:family="paragraph" style:parent-style-name="Default_20_2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Gliederung_20_5" style:display-name="Default 29~LT~Gliederung 5" style:family="paragraph" style:parent-style-name="Default_20_2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Gliederung_20_6" style:display-name="Default 29~LT~Gliederung 6" style:family="paragraph" style:parent-style-name="Default_20_2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Gliederung_20_7" style:display-name="Default 29~LT~Gliederung 7" style:family="paragraph" style:parent-style-name="Default_20_2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Gliederung_20_8" style:display-name="Default 29~LT~Gliederung 8" style:family="paragraph" style:parent-style-name="Default_20_2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Gliederung_20_9" style:display-name="Default 29~LT~Gliederung 9" style:family="paragraph" style:parent-style-name="Default_20_2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9_7e_LT_7e_Titel" style:display-name="Default 2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9_7e_LT_7e_Untertitel" style:display-name="Default 2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9_7e_LT_7e_Notizen" style:display-name="Default 2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29_7e_LT_7e_Hintergrundobjekte" style:display-name="Default 2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29_7e_LT_7e_Hintergrund" style:display-name="Default 29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0_7e_LT_7e_Gliederung_20_1" style:display-name="Default 3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0_7e_LT_7e_Gliederung_20_2" style:display-name="Default 30~LT~Gliederung 2" style:family="paragraph" style:parent-style-name="Default_20_3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0_7e_LT_7e_Gliederung_20_3" style:display-name="Default 30~LT~Gliederung 3" style:family="paragraph" style:parent-style-name="Default_20_3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0_7e_LT_7e_Gliederung_20_4" style:display-name="Default 30~LT~Gliederung 4" style:family="paragraph" style:parent-style-name="Default_20_3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Gliederung_20_5" style:display-name="Default 30~LT~Gliederung 5" style:family="paragraph" style:parent-style-name="Default_20_3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Gliederung_20_6" style:display-name="Default 30~LT~Gliederung 6" style:family="paragraph" style:parent-style-name="Default_20_3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Gliederung_20_7" style:display-name="Default 30~LT~Gliederung 7" style:family="paragraph" style:parent-style-name="Default_20_3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Gliederung_20_8" style:display-name="Default 30~LT~Gliederung 8" style:family="paragraph" style:parent-style-name="Default_20_3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Gliederung_20_9" style:display-name="Default 30~LT~Gliederung 9" style:family="paragraph" style:parent-style-name="Default_20_3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0_7e_LT_7e_Titel" style:display-name="Default 3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0_7e_LT_7e_Untertitel" style:display-name="Default 3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0_7e_LT_7e_Notizen" style:display-name="Default 3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0_7e_LT_7e_Hintergrundobjekte" style:display-name="Default 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0_7e_LT_7e_Hintergrund" style:display-name="Default 3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1_7e_LT_7e_Gliederung_20_1" style:display-name="Default 3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1_7e_LT_7e_Gliederung_20_2" style:display-name="Default 31~LT~Gliederung 2" style:family="paragraph" style:parent-style-name="Default_20_3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1_7e_LT_7e_Gliederung_20_3" style:display-name="Default 31~LT~Gliederung 3" style:family="paragraph" style:parent-style-name="Default_20_3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1_7e_LT_7e_Gliederung_20_4" style:display-name="Default 31~LT~Gliederung 4" style:family="paragraph" style:parent-style-name="Default_20_3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Gliederung_20_5" style:display-name="Default 31~LT~Gliederung 5" style:family="paragraph" style:parent-style-name="Default_20_3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Gliederung_20_6" style:display-name="Default 31~LT~Gliederung 6" style:family="paragraph" style:parent-style-name="Default_20_3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Gliederung_20_7" style:display-name="Default 31~LT~Gliederung 7" style:family="paragraph" style:parent-style-name="Default_20_3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Gliederung_20_8" style:display-name="Default 31~LT~Gliederung 8" style:family="paragraph" style:parent-style-name="Default_20_3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Gliederung_20_9" style:display-name="Default 31~LT~Gliederung 9" style:family="paragraph" style:parent-style-name="Default_20_3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1_7e_LT_7e_Titel" style:display-name="Default 3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1_7e_LT_7e_Untertitel" style:display-name="Default 3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1_7e_LT_7e_Notizen" style:display-name="Default 3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1_7e_LT_7e_Hintergrundobjekte" style:display-name="Default 3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1_7e_LT_7e_Hintergrund" style:display-name="Default 31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2_7e_LT_7e_Gliederung_20_1" style:display-name="Default 3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2_7e_LT_7e_Gliederung_20_2" style:display-name="Default 32~LT~Gliederung 2" style:family="paragraph" style:parent-style-name="Default_20_3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2_7e_LT_7e_Gliederung_20_3" style:display-name="Default 32~LT~Gliederung 3" style:family="paragraph" style:parent-style-name="Default_20_3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2_7e_LT_7e_Gliederung_20_4" style:display-name="Default 32~LT~Gliederung 4" style:family="paragraph" style:parent-style-name="Default_20_3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Gliederung_20_5" style:display-name="Default 32~LT~Gliederung 5" style:family="paragraph" style:parent-style-name="Default_20_3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Gliederung_20_6" style:display-name="Default 32~LT~Gliederung 6" style:family="paragraph" style:parent-style-name="Default_20_3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Gliederung_20_7" style:display-name="Default 32~LT~Gliederung 7" style:family="paragraph" style:parent-style-name="Default_20_3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Gliederung_20_8" style:display-name="Default 32~LT~Gliederung 8" style:family="paragraph" style:parent-style-name="Default_20_3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Gliederung_20_9" style:display-name="Default 32~LT~Gliederung 9" style:family="paragraph" style:parent-style-name="Default_20_3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2_7e_LT_7e_Titel" style:display-name="Default 3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2_7e_LT_7e_Untertitel" style:display-name="Default 3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2_7e_LT_7e_Notizen" style:display-name="Default 3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2_7e_LT_7e_Hintergrundobjekte" style:display-name="Default 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2_7e_LT_7e_Hintergrund" style:display-name="Default 3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3_7e_LT_7e_Gliederung_20_1" style:display-name="Default 3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3_7e_LT_7e_Gliederung_20_2" style:display-name="Default 33~LT~Gliederung 2" style:family="paragraph" style:parent-style-name="Default_20_3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3_7e_LT_7e_Gliederung_20_3" style:display-name="Default 33~LT~Gliederung 3" style:family="paragraph" style:parent-style-name="Default_20_3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3_7e_LT_7e_Gliederung_20_4" style:display-name="Default 33~LT~Gliederung 4" style:family="paragraph" style:parent-style-name="Default_20_3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Gliederung_20_5" style:display-name="Default 33~LT~Gliederung 5" style:family="paragraph" style:parent-style-name="Default_20_3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Gliederung_20_6" style:display-name="Default 33~LT~Gliederung 6" style:family="paragraph" style:parent-style-name="Default_20_3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Gliederung_20_7" style:display-name="Default 33~LT~Gliederung 7" style:family="paragraph" style:parent-style-name="Default_20_3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Gliederung_20_8" style:display-name="Default 33~LT~Gliederung 8" style:family="paragraph" style:parent-style-name="Default_20_3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Gliederung_20_9" style:display-name="Default 33~LT~Gliederung 9" style:family="paragraph" style:parent-style-name="Default_20_3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3_7e_LT_7e_Titel" style:display-name="Default 3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3_7e_LT_7e_Untertitel" style:display-name="Default 3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3_7e_LT_7e_Notizen" style:display-name="Default 3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3_7e_LT_7e_Hintergrundobjekte" style:display-name="Default 3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3_7e_LT_7e_Hintergrund" style:display-name="Default 3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4_7e_LT_7e_Gliederung_20_1" style:display-name="Default 3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4_7e_LT_7e_Gliederung_20_2" style:display-name="Default 34~LT~Gliederung 2" style:family="paragraph" style:parent-style-name="Default_20_3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4_7e_LT_7e_Gliederung_20_3" style:display-name="Default 34~LT~Gliederung 3" style:family="paragraph" style:parent-style-name="Default_20_3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4_7e_LT_7e_Gliederung_20_4" style:display-name="Default 34~LT~Gliederung 4" style:family="paragraph" style:parent-style-name="Default_20_3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Gliederung_20_5" style:display-name="Default 34~LT~Gliederung 5" style:family="paragraph" style:parent-style-name="Default_20_3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Gliederung_20_6" style:display-name="Default 34~LT~Gliederung 6" style:family="paragraph" style:parent-style-name="Default_20_3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Gliederung_20_7" style:display-name="Default 34~LT~Gliederung 7" style:family="paragraph" style:parent-style-name="Default_20_3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Gliederung_20_8" style:display-name="Default 34~LT~Gliederung 8" style:family="paragraph" style:parent-style-name="Default_20_3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Gliederung_20_9" style:display-name="Default 34~LT~Gliederung 9" style:family="paragraph" style:parent-style-name="Default_20_3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4_7e_LT_7e_Titel" style:display-name="Default 3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4_7e_LT_7e_Untertitel" style:display-name="Default 3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4_7e_LT_7e_Notizen" style:display-name="Default 3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4_7e_LT_7e_Hintergrundobjekte" style:display-name="Default 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4_7e_LT_7e_Hintergrund" style:display-name="Default 3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5_7e_LT_7e_Gliederung_20_1" style:display-name="Default 3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5_7e_LT_7e_Gliederung_20_2" style:display-name="Default 35~LT~Gliederung 2" style:family="paragraph" style:parent-style-name="Default_20_3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5_7e_LT_7e_Gliederung_20_3" style:display-name="Default 35~LT~Gliederung 3" style:family="paragraph" style:parent-style-name="Default_20_3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5_7e_LT_7e_Gliederung_20_4" style:display-name="Default 35~LT~Gliederung 4" style:family="paragraph" style:parent-style-name="Default_20_3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Gliederung_20_5" style:display-name="Default 35~LT~Gliederung 5" style:family="paragraph" style:parent-style-name="Default_20_3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Gliederung_20_6" style:display-name="Default 35~LT~Gliederung 6" style:family="paragraph" style:parent-style-name="Default_20_3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Gliederung_20_7" style:display-name="Default 35~LT~Gliederung 7" style:family="paragraph" style:parent-style-name="Default_20_3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Gliederung_20_8" style:display-name="Default 35~LT~Gliederung 8" style:family="paragraph" style:parent-style-name="Default_20_3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Gliederung_20_9" style:display-name="Default 35~LT~Gliederung 9" style:family="paragraph" style:parent-style-name="Default_20_3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5_7e_LT_7e_Titel" style:display-name="Default 3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5_7e_LT_7e_Untertitel" style:display-name="Default 3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5_7e_LT_7e_Notizen" style:display-name="Default 3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5_7e_LT_7e_Hintergrundobjekte" style:display-name="Default 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5_7e_LT_7e_Hintergrund" style:display-name="Default 35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6_7e_LT_7e_Gliederung_20_1" style:display-name="Default 3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6_7e_LT_7e_Gliederung_20_2" style:display-name="Default 36~LT~Gliederung 2" style:family="paragraph" style:parent-style-name="Default_20_3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6_7e_LT_7e_Gliederung_20_3" style:display-name="Default 36~LT~Gliederung 3" style:family="paragraph" style:parent-style-name="Default_20_3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6_7e_LT_7e_Gliederung_20_4" style:display-name="Default 36~LT~Gliederung 4" style:family="paragraph" style:parent-style-name="Default_20_3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Gliederung_20_5" style:display-name="Default 36~LT~Gliederung 5" style:family="paragraph" style:parent-style-name="Default_20_3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Gliederung_20_6" style:display-name="Default 36~LT~Gliederung 6" style:family="paragraph" style:parent-style-name="Default_20_3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Gliederung_20_7" style:display-name="Default 36~LT~Gliederung 7" style:family="paragraph" style:parent-style-name="Default_20_3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Gliederung_20_8" style:display-name="Default 36~LT~Gliederung 8" style:family="paragraph" style:parent-style-name="Default_20_3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Gliederung_20_9" style:display-name="Default 36~LT~Gliederung 9" style:family="paragraph" style:parent-style-name="Default_20_3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6_7e_LT_7e_Titel" style:display-name="Default 3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6_7e_LT_7e_Untertitel" style:display-name="Default 3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6_7e_LT_7e_Notizen" style:display-name="Default 3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6_7e_LT_7e_Hintergrundobjekte" style:display-name="Default 3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6_7e_LT_7e_Hintergrund" style:display-name="Default 3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7_7e_LT_7e_Gliederung_20_1" style:display-name="Default 3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7_7e_LT_7e_Gliederung_20_2" style:display-name="Default 37~LT~Gliederung 2" style:family="paragraph" style:parent-style-name="Default_20_3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7_7e_LT_7e_Gliederung_20_3" style:display-name="Default 37~LT~Gliederung 3" style:family="paragraph" style:parent-style-name="Default_20_3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7_7e_LT_7e_Gliederung_20_4" style:display-name="Default 37~LT~Gliederung 4" style:family="paragraph" style:parent-style-name="Default_20_3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Gliederung_20_5" style:display-name="Default 37~LT~Gliederung 5" style:family="paragraph" style:parent-style-name="Default_20_3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Gliederung_20_6" style:display-name="Default 37~LT~Gliederung 6" style:family="paragraph" style:parent-style-name="Default_20_3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Gliederung_20_7" style:display-name="Default 37~LT~Gliederung 7" style:family="paragraph" style:parent-style-name="Default_20_3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Gliederung_20_8" style:display-name="Default 37~LT~Gliederung 8" style:family="paragraph" style:parent-style-name="Default_20_3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Gliederung_20_9" style:display-name="Default 37~LT~Gliederung 9" style:family="paragraph" style:parent-style-name="Default_20_3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7_7e_LT_7e_Titel" style:display-name="Default 3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7_7e_LT_7e_Untertitel" style:display-name="Default 3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7_7e_LT_7e_Notizen" style:display-name="Default 3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7_7e_LT_7e_Hintergrundobjekte" style:display-name="Default 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7_7e_LT_7e_Hintergrund" style:display-name="Default 37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8_7e_LT_7e_Gliederung_20_1" style:display-name="Default 3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8_7e_LT_7e_Gliederung_20_2" style:display-name="Default 38~LT~Gliederung 2" style:family="paragraph" style:parent-style-name="Default_20_3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8_7e_LT_7e_Gliederung_20_3" style:display-name="Default 38~LT~Gliederung 3" style:family="paragraph" style:parent-style-name="Default_20_3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8_7e_LT_7e_Gliederung_20_4" style:display-name="Default 38~LT~Gliederung 4" style:family="paragraph" style:parent-style-name="Default_20_3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Gliederung_20_5" style:display-name="Default 38~LT~Gliederung 5" style:family="paragraph" style:parent-style-name="Default_20_3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Gliederung_20_6" style:display-name="Default 38~LT~Gliederung 6" style:family="paragraph" style:parent-style-name="Default_20_3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Gliederung_20_7" style:display-name="Default 38~LT~Gliederung 7" style:family="paragraph" style:parent-style-name="Default_20_3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Gliederung_20_8" style:display-name="Default 38~LT~Gliederung 8" style:family="paragraph" style:parent-style-name="Default_20_3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Gliederung_20_9" style:display-name="Default 38~LT~Gliederung 9" style:family="paragraph" style:parent-style-name="Default_20_3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8_7e_LT_7e_Titel" style:display-name="Default 3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8_7e_LT_7e_Untertitel" style:display-name="Default 3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8_7e_LT_7e_Notizen" style:display-name="Default 3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8_7e_LT_7e_Hintergrundobjekte" style:display-name="Default 3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8_7e_LT_7e_Hintergrund" style:display-name="Default 38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9_7e_LT_7e_Gliederung_20_1" style:display-name="Default 3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9_7e_LT_7e_Gliederung_20_2" style:display-name="Default 39~LT~Gliederung 2" style:family="paragraph" style:parent-style-name="Default_20_3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9_7e_LT_7e_Gliederung_20_3" style:display-name="Default 39~LT~Gliederung 3" style:family="paragraph" style:parent-style-name="Default_20_3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9_7e_LT_7e_Gliederung_20_4" style:display-name="Default 39~LT~Gliederung 4" style:family="paragraph" style:parent-style-name="Default_20_3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Gliederung_20_5" style:display-name="Default 39~LT~Gliederung 5" style:family="paragraph" style:parent-style-name="Default_20_3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Gliederung_20_6" style:display-name="Default 39~LT~Gliederung 6" style:family="paragraph" style:parent-style-name="Default_20_3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Gliederung_20_7" style:display-name="Default 39~LT~Gliederung 7" style:family="paragraph" style:parent-style-name="Default_20_3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Gliederung_20_8" style:display-name="Default 39~LT~Gliederung 8" style:family="paragraph" style:parent-style-name="Default_20_3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Gliederung_20_9" style:display-name="Default 39~LT~Gliederung 9" style:family="paragraph" style:parent-style-name="Default_20_3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9_7e_LT_7e_Titel" style:display-name="Default 3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9_7e_LT_7e_Untertitel" style:display-name="Default 3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9_7e_LT_7e_Notizen" style:display-name="Default 3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39_7e_LT_7e_Hintergrundobjekte" style:display-name="Default 3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39_7e_LT_7e_Hintergrund" style:display-name="Default 39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0_7e_LT_7e_Gliederung_20_1" style:display-name="Default 4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0_7e_LT_7e_Gliederung_20_2" style:display-name="Default 40~LT~Gliederung 2" style:family="paragraph" style:parent-style-name="Default_20_4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0_7e_LT_7e_Gliederung_20_3" style:display-name="Default 40~LT~Gliederung 3" style:family="paragraph" style:parent-style-name="Default_20_4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0_7e_LT_7e_Gliederung_20_4" style:display-name="Default 40~LT~Gliederung 4" style:family="paragraph" style:parent-style-name="Default_20_4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Gliederung_20_5" style:display-name="Default 40~LT~Gliederung 5" style:family="paragraph" style:parent-style-name="Default_20_4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Gliederung_20_6" style:display-name="Default 40~LT~Gliederung 6" style:family="paragraph" style:parent-style-name="Default_20_4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Gliederung_20_7" style:display-name="Default 40~LT~Gliederung 7" style:family="paragraph" style:parent-style-name="Default_20_4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Gliederung_20_8" style:display-name="Default 40~LT~Gliederung 8" style:family="paragraph" style:parent-style-name="Default_20_4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Gliederung_20_9" style:display-name="Default 40~LT~Gliederung 9" style:family="paragraph" style:parent-style-name="Default_20_4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0_7e_LT_7e_Titel" style:display-name="Default 4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0_7e_LT_7e_Untertitel" style:display-name="Default 4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0_7e_LT_7e_Notizen" style:display-name="Default 4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0_7e_LT_7e_Hintergrundobjekte" style:display-name="Default 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0_7e_LT_7e_Hintergrund" style:display-name="Default 4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1_7e_LT_7e_Gliederung_20_1" style:display-name="Default 4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1_7e_LT_7e_Gliederung_20_2" style:display-name="Default 41~LT~Gliederung 2" style:family="paragraph" style:parent-style-name="Default_20_4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1_7e_LT_7e_Gliederung_20_3" style:display-name="Default 41~LT~Gliederung 3" style:family="paragraph" style:parent-style-name="Default_20_4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1_7e_LT_7e_Gliederung_20_4" style:display-name="Default 41~LT~Gliederung 4" style:family="paragraph" style:parent-style-name="Default_20_4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Gliederung_20_5" style:display-name="Default 41~LT~Gliederung 5" style:family="paragraph" style:parent-style-name="Default_20_4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Gliederung_20_6" style:display-name="Default 41~LT~Gliederung 6" style:family="paragraph" style:parent-style-name="Default_20_4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Gliederung_20_7" style:display-name="Default 41~LT~Gliederung 7" style:family="paragraph" style:parent-style-name="Default_20_4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Gliederung_20_8" style:display-name="Default 41~LT~Gliederung 8" style:family="paragraph" style:parent-style-name="Default_20_4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Gliederung_20_9" style:display-name="Default 41~LT~Gliederung 9" style:family="paragraph" style:parent-style-name="Default_20_4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1_7e_LT_7e_Titel" style:display-name="Default 4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1_7e_LT_7e_Untertitel" style:display-name="Default 4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1_7e_LT_7e_Notizen" style:display-name="Default 4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1_7e_LT_7e_Hintergrundobjekte" style:display-name="Default 4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1_7e_LT_7e_Hintergrund" style:display-name="Default 41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2_7e_LT_7e_Gliederung_20_1" style:display-name="Default 4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2_7e_LT_7e_Gliederung_20_2" style:display-name="Default 42~LT~Gliederung 2" style:family="paragraph" style:parent-style-name="Default_20_4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2_7e_LT_7e_Gliederung_20_3" style:display-name="Default 42~LT~Gliederung 3" style:family="paragraph" style:parent-style-name="Default_20_4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2_7e_LT_7e_Gliederung_20_4" style:display-name="Default 42~LT~Gliederung 4" style:family="paragraph" style:parent-style-name="Default_20_4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Gliederung_20_5" style:display-name="Default 42~LT~Gliederung 5" style:family="paragraph" style:parent-style-name="Default_20_4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Gliederung_20_6" style:display-name="Default 42~LT~Gliederung 6" style:family="paragraph" style:parent-style-name="Default_20_4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Gliederung_20_7" style:display-name="Default 42~LT~Gliederung 7" style:family="paragraph" style:parent-style-name="Default_20_4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Gliederung_20_8" style:display-name="Default 42~LT~Gliederung 8" style:family="paragraph" style:parent-style-name="Default_20_4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Gliederung_20_9" style:display-name="Default 42~LT~Gliederung 9" style:family="paragraph" style:parent-style-name="Default_20_4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2_7e_LT_7e_Titel" style:display-name="Default 4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2_7e_LT_7e_Untertitel" style:display-name="Default 4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2_7e_LT_7e_Notizen" style:display-name="Default 4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2_7e_LT_7e_Hintergrundobjekte" style:display-name="Default 4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2_7e_LT_7e_Hintergrund" style:display-name="Default 4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3_7e_LT_7e_Gliederung_20_1" style:display-name="Default 4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3_7e_LT_7e_Gliederung_20_2" style:display-name="Default 43~LT~Gliederung 2" style:family="paragraph" style:parent-style-name="Default_20_4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3_7e_LT_7e_Gliederung_20_3" style:display-name="Default 43~LT~Gliederung 3" style:family="paragraph" style:parent-style-name="Default_20_4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3_7e_LT_7e_Gliederung_20_4" style:display-name="Default 43~LT~Gliederung 4" style:family="paragraph" style:parent-style-name="Default_20_4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Gliederung_20_5" style:display-name="Default 43~LT~Gliederung 5" style:family="paragraph" style:parent-style-name="Default_20_4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Gliederung_20_6" style:display-name="Default 43~LT~Gliederung 6" style:family="paragraph" style:parent-style-name="Default_20_4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Gliederung_20_7" style:display-name="Default 43~LT~Gliederung 7" style:family="paragraph" style:parent-style-name="Default_20_4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Gliederung_20_8" style:display-name="Default 43~LT~Gliederung 8" style:family="paragraph" style:parent-style-name="Default_20_4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Gliederung_20_9" style:display-name="Default 43~LT~Gliederung 9" style:family="paragraph" style:parent-style-name="Default_20_4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3_7e_LT_7e_Titel" style:display-name="Default 4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3_7e_LT_7e_Untertitel" style:display-name="Default 4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3_7e_LT_7e_Notizen" style:display-name="Default 4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3_7e_LT_7e_Hintergrundobjekte" style:display-name="Default 4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3_7e_LT_7e_Hintergrund" style:display-name="Default 4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4_7e_LT_7e_Gliederung_20_1" style:display-name="Default 4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4_7e_LT_7e_Gliederung_20_2" style:display-name="Default 44~LT~Gliederung 2" style:family="paragraph" style:parent-style-name="Default_20_4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4_7e_LT_7e_Gliederung_20_3" style:display-name="Default 44~LT~Gliederung 3" style:family="paragraph" style:parent-style-name="Default_20_4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4_7e_LT_7e_Gliederung_20_4" style:display-name="Default 44~LT~Gliederung 4" style:family="paragraph" style:parent-style-name="Default_20_4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Gliederung_20_5" style:display-name="Default 44~LT~Gliederung 5" style:family="paragraph" style:parent-style-name="Default_20_4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Gliederung_20_6" style:display-name="Default 44~LT~Gliederung 6" style:family="paragraph" style:parent-style-name="Default_20_4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Gliederung_20_7" style:display-name="Default 44~LT~Gliederung 7" style:family="paragraph" style:parent-style-name="Default_20_4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Gliederung_20_8" style:display-name="Default 44~LT~Gliederung 8" style:family="paragraph" style:parent-style-name="Default_20_4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Gliederung_20_9" style:display-name="Default 44~LT~Gliederung 9" style:family="paragraph" style:parent-style-name="Default_20_4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4_7e_LT_7e_Titel" style:display-name="Default 4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4_7e_LT_7e_Untertitel" style:display-name="Default 4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4_7e_LT_7e_Notizen" style:display-name="Default 4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4_7e_LT_7e_Hintergrundobjekte" style:display-name="Default 4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4_7e_LT_7e_Hintergrund" style:display-name="Default 44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5_7e_LT_7e_Gliederung_20_1" style:display-name="Default 4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5_7e_LT_7e_Gliederung_20_2" style:display-name="Default 45~LT~Gliederung 2" style:family="paragraph" style:parent-style-name="Default_20_4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5_7e_LT_7e_Gliederung_20_3" style:display-name="Default 45~LT~Gliederung 3" style:family="paragraph" style:parent-style-name="Default_20_4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5_7e_LT_7e_Gliederung_20_4" style:display-name="Default 45~LT~Gliederung 4" style:family="paragraph" style:parent-style-name="Default_20_4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Gliederung_20_5" style:display-name="Default 45~LT~Gliederung 5" style:family="paragraph" style:parent-style-name="Default_20_4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Gliederung_20_6" style:display-name="Default 45~LT~Gliederung 6" style:family="paragraph" style:parent-style-name="Default_20_4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Gliederung_20_7" style:display-name="Default 45~LT~Gliederung 7" style:family="paragraph" style:parent-style-name="Default_20_4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Gliederung_20_8" style:display-name="Default 45~LT~Gliederung 8" style:family="paragraph" style:parent-style-name="Default_20_4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Gliederung_20_9" style:display-name="Default 45~LT~Gliederung 9" style:family="paragraph" style:parent-style-name="Default_20_4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5_7e_LT_7e_Titel" style:display-name="Default 4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5_7e_LT_7e_Untertitel" style:display-name="Default 4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5_7e_LT_7e_Notizen" style:display-name="Default 4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5_7e_LT_7e_Hintergrundobjekte" style:display-name="Default 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5_7e_LT_7e_Hintergrund" style:display-name="Default 45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6_7e_LT_7e_Gliederung_20_1" style:display-name="Default 4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6_7e_LT_7e_Gliederung_20_2" style:display-name="Default 46~LT~Gliederung 2" style:family="paragraph" style:parent-style-name="Default_20_4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6_7e_LT_7e_Gliederung_20_3" style:display-name="Default 46~LT~Gliederung 3" style:family="paragraph" style:parent-style-name="Default_20_4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6_7e_LT_7e_Gliederung_20_4" style:display-name="Default 46~LT~Gliederung 4" style:family="paragraph" style:parent-style-name="Default_20_4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Gliederung_20_5" style:display-name="Default 46~LT~Gliederung 5" style:family="paragraph" style:parent-style-name="Default_20_4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Gliederung_20_6" style:display-name="Default 46~LT~Gliederung 6" style:family="paragraph" style:parent-style-name="Default_20_4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Gliederung_20_7" style:display-name="Default 46~LT~Gliederung 7" style:family="paragraph" style:parent-style-name="Default_20_4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Gliederung_20_8" style:display-name="Default 46~LT~Gliederung 8" style:family="paragraph" style:parent-style-name="Default_20_4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Gliederung_20_9" style:display-name="Default 46~LT~Gliederung 9" style:family="paragraph" style:parent-style-name="Default_20_4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6_7e_LT_7e_Titel" style:display-name="Default 4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6_7e_LT_7e_Untertitel" style:display-name="Default 4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6_7e_LT_7e_Notizen" style:display-name="Default 4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6_7e_LT_7e_Hintergrundobjekte" style:display-name="Default 4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6_7e_LT_7e_Hintergrund" style:display-name="Default 4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7_7e_LT_7e_Gliederung_20_1" style:display-name="Default 4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7_7e_LT_7e_Gliederung_20_2" style:display-name="Default 47~LT~Gliederung 2" style:family="paragraph" style:parent-style-name="Default_20_4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7_7e_LT_7e_Gliederung_20_3" style:display-name="Default 47~LT~Gliederung 3" style:family="paragraph" style:parent-style-name="Default_20_4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7_7e_LT_7e_Gliederung_20_4" style:display-name="Default 47~LT~Gliederung 4" style:family="paragraph" style:parent-style-name="Default_20_4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Gliederung_20_5" style:display-name="Default 47~LT~Gliederung 5" style:family="paragraph" style:parent-style-name="Default_20_4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Gliederung_20_6" style:display-name="Default 47~LT~Gliederung 6" style:family="paragraph" style:parent-style-name="Default_20_4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Gliederung_20_7" style:display-name="Default 47~LT~Gliederung 7" style:family="paragraph" style:parent-style-name="Default_20_4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Gliederung_20_8" style:display-name="Default 47~LT~Gliederung 8" style:family="paragraph" style:parent-style-name="Default_20_4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Gliederung_20_9" style:display-name="Default 47~LT~Gliederung 9" style:family="paragraph" style:parent-style-name="Default_20_4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7_7e_LT_7e_Titel" style:display-name="Default 4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7_7e_LT_7e_Untertitel" style:display-name="Default 4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7_7e_LT_7e_Notizen" style:display-name="Default 4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efault_20_47_7e_LT_7e_Hintergrundobjekte" style:display-name="Default 4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47_7e_LT_7e_Hintergrund" style:display-name="Default 47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5T12:14:06.238006818</dc:date>
    <meta:editing-duration>PT1H23M1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20" meta:word-count="222" meta:character-count="1658" meta:non-whitespace-character-count="1450"/>
  </office:meta>
</office:document-meta>
</file>